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7D0000042274A715D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list-style-name="L2"/>
    <style:style style:name="P8" style:family="paragraph" style:parent-style-name="Standard" style:list-style-name="L3">
      <style:text-properties fo:font-style="normal" style:font-style-asian="normal" style:font-style-complex="normal"/>
    </style:style>
    <style:style style:name="P9" style:family="paragraph" style:parent-style-name="Standard" style:list-style-name="L11">
      <style:text-properties fo:font-style="normal" style:font-style-asian="normal" style:font-style-complex="normal"/>
    </style:style>
    <style:style style:name="P10" style:family="paragraph" style:parent-style-name="Standard" style:list-style-name="L11">
      <style:text-properties fo:font-style="normal" fo:font-weight="normal" style:font-style-asian="normal" style:font-weight-asian="normal" style:font-style-complex="normal" style:font-weight-complex="normal"/>
    </style:style>
    <style:style style:name="P11" style:family="paragraph" style:parent-style-name="Standard" style:list-style-name="L11"/>
    <style:style style:name="P12"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fo:font-size="9pt" style:font-size-asian="9pt" style:font-size-complex="9pt"/>
    </style:style>
    <style:style style:name="P15" style:family="paragraph" style:parent-style-name="Standard" style:list-style-name="">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6" style:family="paragraph" style:parent-style-name="Standard" style:list-style-name="">
      <style:paragraph-properties fo:margin-left="0.4925in" fo:margin-right="0in" fo:text-align="start" style:justify-single-word="false" fo:text-indent="0in" style:auto-text-indent="false" style:text-autospace="none"/>
      <style:text-properties fo:font-size="9pt" style:font-size-asian="9pt" style:font-size-complex="9pt"/>
    </style:style>
    <style:style style:name="P17" style:family="paragraph" style:parent-style-name="Heading_20_2">
      <style:text-properties fo:font-style="normal" style:font-style-asian="normal" style:font-style-complex="normal"/>
    </style:style>
    <style:style style:name="P18" style:family="paragraph" style:parent-style-name="Text_20_body" style:list-style-name="L1"/>
    <style:style style:name="P19" style:family="paragraph" style:parent-style-name="Text_20_body" style:list-style-name="L4"/>
    <style:style style:name="P20" style:family="paragraph" style:parent-style-name="Text_20_body">
      <style:text-properties fo:font-style="normal" style:font-style-asian="normal" style:font-style-complex="normal"/>
    </style:style>
    <style:style style:name="P21" style:family="paragraph" style:parent-style-name="Text_20_body" style:list-style-name="L4">
      <style:text-properties fo:font-style="normal" style:font-style-asian="normal" style:font-style-complex="normal"/>
    </style:style>
    <style:style style:name="P22" style:family="paragraph" style:parent-style-name="Text_20_body" style:list-style-name="L5">
      <style:text-properties fo:font-style="normal" style:font-style-asian="normal" style:font-style-complex="normal"/>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text-properties fo:font-style="normal" style:font-style-asian="normal" style:font-style-complex="normal"/>
    </style:style>
    <style:style style:name="P25" style:family="paragraph" style:parent-style-name="Text_20_body" style:list-style-name="L10">
      <style:text-properties fo:font-style="normal" style:font-style-asian="normal" style:font-style-complex="normal"/>
    </style:style>
    <style:style style:name="P26" style:family="paragraph" style:parent-style-name="Text_20_body" style:list-style-name="L12">
      <style:text-properties fo:font-style="normal" style:font-style-asian="normal" style:font-style-complex="normal"/>
    </style:style>
    <style:style style:name="P27" style:family="paragraph" style:parent-style-name="Text_20_body" style:list-style-name="L13">
      <style:text-properties fo:font-style="normal" style:font-style-asian="normal" style:font-style-complex="normal"/>
    </style:style>
    <style:style style:name="P28" style:family="paragraph" style:parent-style-name="Text_20_body" style:list-style-name="L14">
      <style:text-properties fo:font-style="normal" style:font-style-asian="normal" style:font-style-complex="normal"/>
    </style:style>
    <style:style style:name="P29" style:family="paragraph" style:parent-style-name="Text_20_body" style:list-style-name="L15">
      <style:text-properties fo:font-style="normal" style:font-style-asian="normal" style:font-style-complex="normal"/>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list-style-name="L6"/>
    <style:style style:name="P32" style:family="paragraph" style:parent-style-name="Text_20_body" style:list-style-name="L6">
      <style:text-properties fo:color="#000000" style:font-name="Times New Roman" fo:font-size="12pt" style:font-size-asian="10.5pt" style:font-size-complex="12pt"/>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3"/>
    <style:style style:name="P37" style:family="paragraph" style:parent-style-name="Text_20_body" style:list-style-name="L16"/>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3"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14" style:family="text">
      <style:text-properties fo:color="#000000" style:font-name="Monaco" style:font-name-asian="Monaco" style:font-name-complex="Monac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1</text:p>
          <text:p text:style-name="P6">2 Setup and Configuration<text:tab/>1</text:p>
          <text:p text:style-name="P5">2.1 Installation<text:tab/>1</text:p>
          <text:p text:style-name="P5">2.2 JBoss Developer Studio Configuration<text:tab/>2</text:p>
          <text:p text:style-name="P5">2.3 Start the JBoss Enterprise BRMS Platform<text:tab/>3</text:p>
          <text:p text:style-name="P5">2.4 Importing Rule Repository<text:tab/>4</text:p>
          <text:p text:style-name="P6">3 Running the Demo<text:tab/>4</text:p>
          <text:p text:style-name="P5">3.1 JBDS IDE demo<text:tab/>4</text:p>
          <text:p text:style-name="P5">3.2 BRMS BRM demo<text:tab/>4</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1.0.zip) to a location of your choosing. <text:s/>Once extracted, you will have the following folder structure:</text:p>
      <text:list xml:id="list1240615665" text:style-name="L1">
        <text:list-item>
          <text:p text:style-name="P18">\brms-customer-evaluation-demo</text:p>
          <text:list>
            <text:list-item>
              <text:p text:style-name="P18">\installs – Initially empty, but will contain the BRMS platform downloads.</text:p>
            </text:list-item>
            <text:list-item>
              <text:p text:style-name="P18">\projects – The project that comprise the demo.</text:p>
            </text:list-item>
            <text:list-item>
              <text:p text:style-name="P18">\support – Additional supporting files used by the demo.</text:p>
            </text:list-item>
            <text:list-item>
              <text:p text:style-name="P18">\target – Will be created by running init.sh. Contains the fully configured BRMS runtime server.</text:p>
            </text:list-item>
            <text:list-item>
              <text:p text:style-name="P18">init.sh – Script to install and configure the run time server environment.</text:p>
            </text:list-item>
            <text:list-item>
              <text:p text:style-name="P18">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1862874734" text:style-name="L2">
        <text:list-item>
          <text:p text:style-name="P7">Under <text:span text:style-name="T1">JBoss Enterprise Platforms</text:span>, select the <text:span text:style-name="T1">BRMS Platform</text:span><text:span text:style-name="T4"> product.</text:span></text:p>
        </text:list-item>
        <text:list-item>
          <text:p text:style-name="P7"><text:span text:style-name="T4">Select version </text:span><text:span text:style-name="T1">5.3.0</text:span><text:span text:style-name="T4"> in the </text:span><text:span text:style-name="T1">Version</text:span><text:span text:style-name="T4"> field.</text:span></text:p>
        </text:list-item>
        <text:list-item>
          <text:p text:style-name="P7"><text:span text:style-name="T4">Download </text:span><text:span text:style-name="T1">JBoss BRMS 5.3.0<text:line-break/>(</text:span><text:span text:style-name="T4">Please note that this is the deployable distribution, not the standalone one.)</text:span></text:p>
        </text:list-item>
      </text:list>
      <text:p text:style-name="P1"/>
      <text:p text:style-name="P1"><text:soft-page-break/>Now copy <text:span text:style-name="T5">brms-p-5.3.0.GA-standalone.zip</text:span>, to the brms-rewards-demo's <text:span text:style-name="T1">installs</text:span> folder.</text:p>
      <text:p text:style-name="P1"/>
      <text:p text:style-name="P1">Lastly, from the brms-rewards-demo folder, run the <text:span text:style-name="T1">init.sh</text:span> script:</text:p>
      <text:p text:style-name="P1"/>
      <text:p text:style-name="P3">$ ./init.sh</text:p>
      <text:p text:style-name="P3"/>
      <text:p text:style-name="P1">When the script completes you will have a new folder named <text:span text:style-name="T1">brms-standalone-5.3.0</text:span>, in the brms-rewards-demo's <text:span text:style-name="T1">target</text:span> folder. The <text:span text:style-name="T1">brms-standalone-5.3.0</text:span> folder is a ready to run BRMS 5.3.0 server runtime with the following modifications made:</text:p>
      <text:list xml:id="list1925686527" text:style-name="L3">
        <text:list-item>
          <text:p text:style-name="P8">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brms-standalone-5.3.0/jboss-as/server/default/conf/props</text:span></text:p>
        </text:list-item>
        <text:list-item>
          <text:p text:style-name="P8">The users added in the <text:span text:style-name="T1">hypersonicDB-localDB.script</text:span> copied to <text:span text:style-name="T1">brms-customer-evaluation-demo/target/brms-standalone-5.3.0/jboss-as/server/default/data/hypersonic/localDB.script</text:span></text:p>
        </text:list-item>
        <text:list-item>
          <text:p text:style-name="P8">The custom work items are activated by adding <text:span text:style-name="T1">CustomWorkItemHandlers.conf </text:span>and <text:span text:style-name="T1">drools.session.conf</text:span> to the <text:span text:style-name="T1">jbpm-gwt-console-server </text:span>at <text:span text:style-name="T1">brms-customer-evaluation-demo/target/brms-standalone-5.3.0/jboss-as/server/default/deploy/jbpm-gwt-console-server.war/WEB-INF/classes/META-INF</text:span></text:p>
        </text:list-item>
        <text:list-item>
          <text:p text:style-name="P8">The domain model jar <text:span text:style-name="T1">customereval-model.jar</text:span> added to the console at <text:span text:style-name="T1">brms-customer-evaluation-demo/target/brms-standalone-5.3.0/jboss-as/server/default/deploy/jbpm-gwt-console-server.war/WEB-INF/lib</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0 platform server runtime environment and then import the project that makes up the BRMS Rewards Demo.</text:p>
      <text:p text:style-name="Text_20_body">Important: It is assumed that you already have JBoss Developer Studio installed. This demo has been tested with JBoss Developer Studio 5.</text:p>
      <text:p text:style-name="Text_20_body">Launch JBoss Developer Studio</text:p>
      <text:list xml:id="list1041537154" text:style-name="L4">
        <text:list-item>
          <text:p text:style-name="P19">Either select or switch to a new workspace by pointing to the <text:span text:style-name="T1">brms-customer-evaluation-demo/projects</text:span><text:span text:style-name="T4"> folder.</text:span></text:p>
        </text:list-item>
        <text:list-item>
          <text:p text:style-name="P21">If the Welcome to JBoss Developer Studio screen appears, dismiss it by click the Workbench arrow in the upper right</text:p>
        </text:list-item>
      </text:list>
      <text:p text:style-name="P4">Fix for missing GEF dependency in SOA Tools update site</text:p>
      <text:list xml:id="list1729862383" text:style-name="L5">
        <text:list-item>
          <text:p text:style-name="P22">Select <text:span text:style-name="T1">Help → Install New Software... </text:span>and add GEF update site <text:span text:style-name="T13">http://download.eclipse.org/tools/gef/updates/releases/ </text:span></text:p>
        </text:list-item>
        <text:list-item>
          <text:p text:style-name="P22"><text:span text:style-name="T12">Do not select any components</text:span><text:span text:style-name="T13">, move on to next step to install SOA tools update site and the needed dependencies for GEF will be automatically resolved. </text:span></text:p>
        </text:list-item>
      </text:list>
      <text:p text:style-name="P4">Install SOA tools for BRMS</text:p>
      <text:list xml:id="list1917579797" text:style-name="L6">
        <text:list-item>
          <text:p text:style-name="P31"><text:span text:style-name="T4">Select </text:span><text:span text:style-name="T1">Help → Install New Software... </text:span><text:span text:style-name="T4">and add SOA Tools update site https://devstudio.jboss.com/updates/5.0/staging/soa-tooling/</text:span></text:p>
        </text:list-item>
        <text:list-item>
          <text:p text:style-name="P32"><text:span text:style-name="T9">Select </text:span><text:span text:style-name="T11">BRMS Tooling, SOA-P Tooling </text:span><text:span text:style-name="T10">and</text:span><text:span text:style-name="T11"> JBoss SOA Development (all sub-menu items will be selected) </text:span><text:span text:style-name="T10">and proceed thru installation and <text:s/>restart JBoss Developer Studio to complete the </text:span><text:soft-page-break/><text:span text:style-name="T10">installation. You will be told to restart JBoss Developer Studio for the changes to take effect, do this now.</text:span></text:p>
        </text:list-item>
      </text:list>
      <text:p text:style-name="P4">Detect and add a BRMS 5.3.0 runtime environment</text:p>
      <text:list xml:id="list83195805" text:style-name="L7">
        <text:list-item>
          <text:p text:style-name="P33"><text:span text:style-name="T4">Select </text:span><text:span text:style-name="T1">Preferences</text:span><text:span text:style-name="T4"> from the </text:span><text:span text:style-name="T1">Window</text:span><text:span text:style-name="T4"> menu.</text:span></text:p>
        </text:list-item>
        <text:list-item>
          <text:p text:style-name="P33"><text:span text:style-name="T4">In the left hand side, expand </text:span><text:span text:style-name="T1">JBoss Tools</text:span><text:span text:style-name="T4"> and then select </text:span><text:span text:style-name="T1">JBoss Tool Runtime Detection</text:span></text:p>
        </text:list-item>
        <text:list-item>
          <text:p text:style-name="P33"><text:span text:style-name="T4">Select the </text:span><text:span text:style-name="T1">Add</text:span><text:span text:style-name="T4"> button and navigate to the </text:span><text:span text:style-name="T1">brms-customer-evaluation-demo/target</text:span><text:span text:style-name="T4"> folder, then select </text:span><text:span text:style-name="T1">OK</text:span><text:span text:style-name="T4">.</text:span></text:p>
        </text:list-item>
        <text:list-item>
          <text:p text:style-name="P33"><text:span text:style-name="T4">The </text:span><text:span text:style-name="T1">brms-standalone-5.3.0</text:span><text:span text:style-name="T4"> runtime created earlier should have been found and selected. <text:s/>If so, </text:span><text:span text:style-name="T4">select </text:span><text:span text:style-name="T1">OK</text:span><text:span text:style-name="T4">.</text:span></text:p>
        </text:list-item>
        <text:list-item>
          <text:p text:style-name="P33"><text:span text:style-name="T4">Select </text:span><text:span text:style-name="T1">OK</text:span><text:span text:style-name="T4"> again to close the Preferences dialog window.</text:span></text:p>
        </text:list-item>
      </text:list>
      <text:p text:style-name="P4">Detect and add jBPM BRMS 5.3.0 runtime environment</text:p>
      <text:list xml:id="list1014162240" text:style-name="L8">
        <text:list-item>
          <text:p text:style-name="P34"><text:span text:style-name="T4">Select </text:span><text:span text:style-name="T1">Preferences</text:span><text:span text:style-name="T4"> from the </text:span><text:span text:style-name="T1">Window</text:span><text:span text:style-name="T4"> menu.</text:span></text:p>
        </text:list-item>
        <text:list-item>
          <text:p text:style-name="P34"><text:span text:style-name="T4">In the left hand side, expand </text:span><text:span text:style-name="T1">JBM</text:span><text:span text:style-name="T4"> and then select </text:span><text:span text:style-name="T1">Installed jBPM Runtimes</text:span></text:p>
        </text:list-item>
        <text:list-item>
          <text:p text:style-name="P34"><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customer-evaluation-demo/target/brms-standalone-5.3.0</text:span><text:span text:style-name="T4"> folder, then name the runtime </text:span><text:span text:style-name="T1">jBPM BRMS 5.3.0 runtime and </text:span><text:span text:style-name="T4">select </text:span><text:span text:style-name="T1">OK</text:span><text:span text:style-name="T4">.</text:span></text:p>
        </text:list-item>
        <text:list-item>
          <text:p text:style-name="P34"><text:span text:style-name="T4">The </text:span><text:span text:style-name="T1">jBPM BRMS 5.3.0 runtime</text:span><text:span text:style-name="T4"> should be selected. <text:s/>If so, select </text:span><text:span text:style-name="T1">OK </text:span><text:span text:style-name="T4">to close the Preferences </text:span><text:span text:style-name="T4">dialog window.</text:span></text:p>
        </text:list-item>
        <text:list-item>
          <text:p text:style-name="P23">You will be told to restart JBoss Developer Studio for the changes to take effect, do this now.</text:p>
        </text:list-item>
      </text:list>
      <text:p text:style-name="P4">Detect and add Drools 5.3.1 runtime environment</text:p>
      <text:list xml:id="list1450699047" text:continue-numbering="true" text:style-name="L8">
        <text:list-item>
          <text:p text:style-name="P34"><text:span text:style-name="T4">Select </text:span><text:span text:style-name="T1">Preferences</text:span><text:span text:style-name="T4"> from the </text:span><text:span text:style-name="T1">Window</text:span><text:span text:style-name="T4"> menu.</text:span></text:p>
        </text:list-item>
        <text:list-item>
          <text:p text:style-name="P34"><text:span text:style-name="T4">In the left hand side, expand </text:span><text:span text:style-name="T1">Drools</text:span><text:span text:style-name="T4"> and then select </text:span><text:span text:style-name="T1">Installed Drools Runtimes</text:span></text:p>
        </text:list-item>
        <text:list-item>
          <text:p text:style-name="P34"><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customer-evaluation-demo/target/brms-standalone-5.3.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34"><text:span text:style-name="T4">Select the </text:span><text:span text:style-name="T1">Drools 5.3.1.Final runtime.</text:span></text:p>
        </text:list-item>
        <text:list-item>
          <text:p text:style-name="P34"><text:span text:style-name="T4">In </text:span><text:span text:style-name="T1">Drools </text:span><text:span text:style-name="T4">in the left hand side menu select </text:span><text:span text:style-name="T1">Drools Flow nodes</text:span><text:span text:style-name="T4">, make sure all boxes are checked (some are unchecked by default, don't ask me why...) and select </text:span><text:span text:style-name="T1">OK </text:span><text:span text:style-name="T4">to close the Preferences dialog window.</text:span></text:p>
        </text:list-item>
        <text:list-item>
          <text:p text:style-name="P23">You will be told to restart JBoss Developer Studio for the changes to take effect, do this now.</text:p>
        </text:list-item>
      </text:list>
      <text:p text:style-name="P4">Import Projects</text:p>
      <text:list xml:id="list1201183243" text:style-name="L9">
        <text:list-item>
          <text:p text:style-name="P35"><text:span text:style-name="T4">Select </text:span><text:span text:style-name="T1">Import...</text:span><text:span text:style-name="T4"> from the </text:span><text:span text:style-name="T1">File</text:span><text:span text:style-name="T4"> menu.</text:span></text:p>
        </text:list-item>
        <text:list-item>
          <text:p text:style-name="P35"><text:span text:style-name="T4">Expand the </text:span><text:span text:style-name="T1">General</text:span><text:span text:style-name="T4"> folder, and then select </text:span><text:span text:style-name="T1">Existing Projects into Workspace</text:span></text:p>
        </text:list-item>
        <text:list-item>
          <text:p text:style-name="P35"><text:span text:style-name="T4">Select the </text:span><text:span text:style-name="T1">Browse</text:span><text:span text:style-name="T4"> button to </text:span><text:span text:style-name="T1">Select root directory</text:span><text:span text:style-name="T4">, you should be in the </text:span><text:span text:style-name="T1">brms-rewards-demo</text:span><text:span text:style-name="T4"> folder (if not, then navigate there) and then select </text:span><text:span text:style-name="T1">OK</text:span><text:span text:style-name="T4">.</text:span></text:p>
        </text:list-item>
        <text:list-item>
          <text:p text:style-name="P35"><text:span text:style-name="T4">Make sure the project (</text:span><text:span text:style-name="T1">brms-customer-evaluation-demo</text:span><text:span text:style-name="T4">) is selected and then select </text:span><text:span text:style-name="T1">Finish</text:span><text:span text:style-name="T4">.</text:span></text:p>
        </text:list-item>
        <text:list-item>
          <text:p text:style-name="P24">The projects are now imported.</text:p>
        </text:list-item>
      </text:list>
      <text:h text:style-name="P17" text:outline-level="2"><text:soft-page-break/>Start the JBoss Enterprise BRMS Platform</text:h>
      <text:p text:style-name="P4">In this section, you will start the server from within JBoss Developer Studio.</text:p>
      <text:list xml:id="list547121456" text:style-name="L10">
        <text:list-item>
          <text:p text:style-name="P25">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5">You should see the <text:span text:style-name="T1">brms-standalone-5.3.0</text:span> server you created earlier.</text:p>
        </text:list-item>
        <text:list-item>
          <text:p text:style-name="P25">Right click on <text:span text:style-name="T1">brms-standalone-5.3.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699456340" text:style-name="L11">
        <text:list-item>
          <text:p text:style-name="P11">Open up your Web browser of choice and navigate to <text:a xlink:type="simple" xlink:href="http://localhost:8080/jboss-brms/"><text:span text:style-name="T1">http://localhost:8080/jboss-brms/</text:span></text:a> </text:p>
        </text:list-item>
        <text:list-item>
          <text:p text:style-name="P9">Use the default credentials of <text:span text:style-name="T1">admin</text:span>/<text:span text:style-name="T1">admin</text:span></text:p>
        </text:list-item>
        <text:list-item>
          <text:p text:style-name="P9">Upon logging in, you will see the following prompt<text:span text:style-name="T6">:<text:line-break/><text:line-break/>This looks like a brand new repository.</text:span></text:p>
          <text:p text:style-name="P9"><text:span text:style-name="T6">Would you like to install a sample repository?<text:line-break/></text:span><text:span text:style-name="T8"><text:line-break/>Important: Please be sure to select </text:span><text:span text:style-name="T2">No thanks.</text:span></text:p>
        </text:list-item>
        <text:list-item>
          <text:p text:style-name="P10">Select the <text:span text:style-name="T1">Administration</text:span> section on the left hand side</text:p>
        </text:list-item>
        <text:list-item>
          <text:p text:style-name="P10">From the <text:span text:style-name="T1">Administration</text:span> list select <text:span text:style-name="T1">Import Export</text:span>. This will open the <text:span text:style-name="T1">Import Export</text:span> window.</text:p>
        </text:list-item>
        <text:list-item>
          <text:p text:style-name="P10">Now select <text:span text:style-name="T1">Browse...</text:span> <text:tab/>and <text:span text:style-name="T1">navigate to brms-customer-evaluation-demo/support</text:span> folder and select the <text:span text:style-name="T1">repository_export.xml</text:span> file.</text:p>
        </text:list-item>
        <text:list-item>
          <text:p text:style-name="P9"><text:span text:style-name="T8">Lastly, select the </text:span><text:span text:style-name="T3">Import</text:span><text:span text:style-name="T8"> button. <text:s/>Select </text:span><text:span text:style-name="T3">OK</text:span><text:span text:style-name="T8"> to confirm that you want to import the artifacts.</text:span></text:p>
        </text:list-item>
      </text:list>
      <text:h text:style-name="Heading_20_1" text:outline-level="1">Running the Demo</text:h>
      <text:h text:style-name="P17" text:outline-level="2">JBDS IDE demo</text:h>
      <text:p text:style-name="P4">You can demo the project in the JBoss Developer Studio by making use of the editors, running the provided unit tests and watching the console for logged (verbose) output. The following will run the demo process with four unit tests:</text:p>
      <text:list xml:id="list1539797691" text:style-name="L12">
        <text:list-item>
          <text:p text:style-name="P26">Select the file <text:span text:style-name="T1">brms-customer-evaluation-demo/src/test/java/CustomerEvaluationTest.java</text:span>, right click, <text:span text:style-name="T1">Run As...</text:span>, <text:span text:style-name="T1">JUnit Test.</text:span></text:p>
        </text:list-item>
      </text:list>
      <text:p text:style-name="P4">Your output should look something like illustration <text:sequence-ref text:reference-format="value" text:ref-name="refIllustration0">1</text:sequence-ref> and example output of the console logging:</text:p>
      <text:p text:style-name="P30">Test 1</text:p>
      <text:p text:style-name="P12">=========================================</text:p>
      <text:p text:style-name="P13">= Starting Process Underaged Test Case. =</text:p>
      <text:p text:style-name="P13">=========================================</text:p>
      <text:p text:style-name="P13">Entering Initialize Node</text:p>
      <text:p text:style-name="P13">Leaving Initialize Node</text:p>
      <text:p text:style-name="P13">Gateway: Qualify Age</text:p>
      <text:p text:style-name="P13">Gateway: Qualify Age</text:p>
      <text:p text:style-name="P13">Entering Underaged Node</text:p>
      <text:p text:style-name="P13"><text:soft-page-break/>Detected and reporting invalid request.</text:p>
      <text:p text:style-name="P13">Set validRequest to: false</text:p>
      <text:p text:style-name="P13">Leaving Underaged Node</text:p>
      <text:p text:style-name="P13">Process ended in End Minor Node.</text:p>
      <text:p text:style-name="P13"/>
      <text:p text:style-name="P4"><text:span text:style-name="T7">Test 2</text:span></text:p>
      <text:p text:style-name="P13">==========================================</text:p>
      <text:p text:style-name="P13">= Starting Process Poor Adult Test Case. =</text:p>
      <text:p text:style-name="P13">==========================================</text:p>
      <text:p text:style-name="P13">Entering Initialize Node</text:p>
      <text:p text:style-name="P13">Leaving Initialize Node</text:p>
      <text:p text:style-name="P13">Gateway: Qualify Age</text:p>
      <text:p text:style-name="P13">Gateway: Qualify Age</text:p>
      <text:p text:style-name="P13">Entering Adult Customer Node</text:p>
      <text:p text:style-name="P13">Detected and reporting valid request</text:p>
      <text:p text:style-name="P13">Set validRequest to: true</text:p>
      <text:p text:style-name="P13">Leaving Adult Customer Node</text:p>
      <text:p text:style-name="P13">Entering Finance Rules Node</text:p>
      <text:p text:style-name="P13">Under funded customer</text:p>
      <text:p text:style-name="P13">Set Request invalid comment to: Poor customer.</text:p>
      <text:p text:style-name="P13">Customer request= org.jbpm.evaluation.customer.Request@31</text:p>
      <text:p text:style-name="P13">Leaving Finance Rules Node.</text:p>
      <text:p text:style-name="P13">Gateway: Decide Financial Status</text:p>
      <text:p text:style-name="P13">Determined request is NOT valid, heading to Poor Customer Node</text:p>
      <text:p text:style-name="P13">Request validity reason is: Poor customer</text:p>
      <text:p text:style-name="P13">Leaving Finance Rules Node.</text:p>
      <text:p text:style-name="P13">Gateway: Decide Financial Status</text:p>
      <text:p text:style-name="P13">Detected <text:s/>request is invalid, heading to Poor Customer Node</text:p>
      <text:p text:style-name="P13">Request not valid reason is: Poor customer</text:p>
      <text:p text:style-name="P13">Entering Poor Customer Node</text:p>
      <text:p text:style-name="P13">Customer has amount: 2 in the bank.</text:p>
      <text:p text:style-name="P13">Leaving Poor Customer Node</text:p>
      <text:p text:style-name="P13">Process ended in End Poor Customer Node.</text:p>
      <text:p text:style-name="P13"/>
      <text:p text:style-name="P4"><text:span text:style-name="T7">Test 3</text:span></text:p>
      <text:p text:style-name="P13">==========================================</text:p>
      <text:p text:style-name="P13">= Starting Process Rich Adult Test Case. =</text:p>
      <text:p text:style-name="P13">==========================================</text:p>
      <text:p text:style-name="P13">Entering Initialize Node</text:p>
      <text:p text:style-name="P13">Leaving Initialize Node</text:p>
      <text:p text:style-name="P13">Gateway: Qualify Age</text:p>
      <text:p text:style-name="P13">Gateway: Qualify Age</text:p>
      <text:p text:style-name="P13">Entering Adult Customer Node</text:p>
      <text:p text:style-name="P13">Detected and reporting valid request</text:p>
      <text:p text:style-name="P13">Set validRequest to: true</text:p>
      <text:p text:style-name="P13">Leaving Adult Customer Node</text:p>
      <text:p text:style-name="P13">Entering Finance Rules Node</text:p>
      <text:p text:style-name="P13">Leaving Finance Rules Node.</text:p>
      <text:p text:style-name="P13">Gateway: Decide Financial Status</text:p>
      <text:p text:style-name="P13">Determined request is valid, heading to Rich Customer Node</text:p>
      <text:p text:style-name="P13">Entering Rich Customer Node</text:p>
      <text:p text:style-name="P13">Detected and reporting valid request</text:p>
      <text:p text:style-name="P13">Customer has amount: 2000 in the bank.</text:p>
      <text:p text:style-name="P13">Leaving Rich Customer Node</text:p>
      <text:p text:style-name="P13">Process ended in End Rich Customer Node.</text:p>
      <text:p text:style-name="P13"><text:soft-page-break/></text:p>
      <text:p text:style-name="P4"><text:span text:style-name="T7">Test 4</text:span></text:p>
      <text:p text:style-name="P13">=============================================</text:p>
      <text:p text:style-name="P13">= Starting Process Empty Request Test Case. =</text:p>
      <text:p text:style-name="P13">=============================================</text:p>
      <text:p text:style-name="P13">Entering Initialize Node</text:p>
      <text:p text:style-name="P13">There as no evaluation objects defined, adding default ones for demo purposes.</text:p>
      <text:p text:style-name="P13">Leaving Initialize Node</text:p>
      <text:p text:style-name="P13">Gateway: Qualify Age</text:p>
      <text:p text:style-name="P13">Gateway: Qualify Age</text:p>
      <text:p text:style-name="P13">Entering Underaged Node</text:p>
      <text:p text:style-name="P13">Detected and reporting invalid request.</text:p>
      <text:p text:style-name="P13">Set validRequest to: false</text:p>
      <text:p text:style-name="P13">Leaving Underaged Node</text:p>
      <text:p text:style-name="P14"><text:span text:style-name="T14">Process ended in End Minor Node.</text:span></text:p>
      <text:p text:style-name="P14"><text:span text:style-name="T14"/></text:p>
      <text:p text:style-name="P4"><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p>
      <text:h text:style-name="P17" text:outline-level="2">BRMS BRM demo</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465759136" text:style-name="L13">
        <text:list-item>
          <text:p text:style-name="P36">Login with a user (admin, krisv, mary, john, erics available). To start fresh you can at any time import the original repository as follows: <text:span text:style-name="T1">Administration</text:span><text:span text:style-name="T4"> → </text:span><text:span text:style-name="T1">Import Export → Choose File </text:span><text:soft-page-break/><text:span text:style-name="T1">-&gt;brms-customer-evaluation-demo/support/repository-export.xml → Import (Ok to pop-ups)</text:span></text:p>
        </text:list-item>
        <text:list-item>
          <text:p text:style-name="P27">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67695112" text:style-name="L15">
        <text:list-item>
          <text:p text:style-name="P29"><text:span text:style-name="T1">Knowledge Bases → Packages → org.jbpm.evaluation.customer → Asset tab → view Technical Rule Assets, Model, Processes, Other assets or WorkItemDefinition.</text:span></text:p>
        </text:list-item>
      </text:list>
      <text:h text:style-name="Heading_20_3" text:outline-level="3">Build package for deployment</text:h>
      <text:p text:style-name="Text_20_body">To build your package for deployment:</text:p>
      <text:list xml:id="list179610183" text:style-name="L14">
        <text:list-item>
          <text:p text:style-name="P28">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033193022" text:style-name="L16">
        <text:list-item>
          <text:p text:style-name="P37">Login as user (admin, erics, krisv have same rights). </text:p>
        </text:list-item>
        <text:list-item>
          <text:p text:style-name="P37">On left open <text:span text:style-name="T1">Processes </text:span><text:span text:style-name="T4">tab → </text:span><text:span text:style-name="T1">Process Overview </text:span><text:span text:style-name="T4">and you should see </text:span><text:span text:style-name="T1">Customer Evaluation Demo v0</text:span><text:span text:style-name="T4"> appear. If not, hit Refresh. If not, ensure the demo package has been built without errors in BRM as described previously.</text:span></text:p>
        </text:list-item>
        <text:list-item>
          <text:p text:style-name="P37"><text:span text:style-name="T4">Click on </text:span><text:span text:style-name="T1">Customer Evaluation Demo v0</text:span><text:span text:style-name="T4"> to select this process, then </text:span><text:span text:style-name="T1">Start</text:span><text:span text:style-name="T4"> button and </text:span><text:span text:style-name="T1">OK </text:span><text:span text:style-name="T4">for pop-up.</text:span></text:p>
        </text:list-item>
        <text:list-item>
          <text:p text:style-name="P37"><text:span text:style-name="T4">As this process has no pausing nodes, no human tasks for example, it will complete and show you nothing except the following in the Server log (note, this is one of the unit test outputs for an empty submission to the process):</text:span></text:p>
        </text:list-item>
      </text:list>
      <text:p text:style-name="P15"><text:span text:style-name="T4">12:53:26,937 INFO <text:s/>[STDOUT] Entering Initialize Node</text:span></text:p>
      <text:p text:style-name="P15">12:53:26,937 INFO <text:s/>[STDOUT] There as no evaluation objects defined, adding default ones for demo purposes.</text:p>
      <text:p text:style-name="P15">12:53:26,941 INFO <text:s/>[STDOUT] Leaving Initialize Node</text:p>
      <text:p text:style-name="P15">12:53:26,944 INFO <text:s/>[STDOUT] Gateway: Qualify Age</text:p>
      <text:p text:style-name="P15">12:53:26,944 INFO <text:s/>[STDOUT] Gateway: Qualify Age</text:p>
      <text:p text:style-name="P15">12:53:26,947 INFO <text:s/>[STDOUT] Entering Underaged Node</text:p>
      <text:p text:style-name="P15">12:53:26,947 INFO <text:s/>[STDOUT] Detected and reporting invalid request.</text:p>
      <text:p text:style-name="P15">12:53:26,949 INFO <text:s/>[STDOUT] Set validRequest to: false</text:p>
      <text:p text:style-name="P15">12:53:26,949 INFO <text:s/>[STDOUT] Leaving Underaged Node</text:p>
      <text:p text:style-name="P16"><text:span text:style-name="T14">12:53:26,949 INFO <text:s/>[STDOUT] Process ended in End Minor N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6-13T12:59:45</dc:date>
    <meta:editing-duration>P3DT5H58M5S</meta:editing-duration>
    <meta:editing-cycles>61</meta:editing-cycles>
    <meta:generator>LibreOffice/3.4$Unix LibreOffice_project/340m1$Build-402</meta:generator>
    <meta:document-statistic meta:table-count="0" meta:image-count="1" meta:object-count="0" meta:page-count="7" meta:paragraph-count="197" meta:word-count="1989" meta:character-count="13580" meta:non-whitespace-character-count="11831"/>
  </office:meta>
</office:document-meta>
</file>